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16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89c765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0efd4"/>
    </style:style>
    <style:style style:name="ce6" style:family="table-cell" style:parent-style-name="Default">
      <style:table-cell-properties fo:background-color="#ffe5c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Default"/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#</text:p>
          </table:table-cell>
          <table:table-cell table:style-name="Default" office:value-type="string" calcext:value-type="string">
            <text:p>Date Started</text:p>
          </table:table-cell>
          <table:table-cell table:style-name="Default" office:value-type="string" calcext:value-type="string">
            <text:p>Name of Lab</text:p>
          </table:table-cell>
          <table:table-cell office:value-type="string" calcext:value-type="string">
            <text:p>Statu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4-02-2019</text:p>
          </table:table-cell>
          <table:table-cell office:value-type="string" calcext:value-type="string">
            <text:p><text:a xlink:href="http://jnmaloof.github.io/BIS180L_web/2019/04/02/0AWS_Setup/" xlink:type="simple">Cloud computing using AWS</text:a></text:p>
          </table:table-cell>
          <table:table-cell table:style-name="ce5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General not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4-02-2019</text:p>
          </table:table-cell>
          <table:table-cell office:value-type="string" calcext:value-type="string">
            <text:p><text:a xlink:href="http://jnmaloof.github.io/BIS180L_web/2019/04/02/1Markdown_Intro/" xlink:type="simple">Introduction to Markdown</text:a></text:p>
          </table:table-cell>
          <table:table-cell table:style-name="ce5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check out the two books for this cla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4-02-2019</text:p>
          </table:table-cell>
          <table:table-cell office:value-type="string" calcext:value-type="string">
            <text:p><text:a xlink:href="http://jnmaloof.github.io/BIS180L_web/2019/04/02/2Just_Enough_Unix/" xlink:type="simple">Just Enough Unix for Bioinformatics</text:a></text:p>
          </table:table-cell>
          <table:table-cell table:style-name="ce5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4-04-2019</text:p>
          </table:table-cell>
          <table:table-cell office:value-type="string" calcext:value-type="string">
            <text:p><text:a xlink:href="http://jnmaloof.github.io/BIS180L_web/2019/04/04/0-Intro-to-git/" xlink:type="simple">Introduction to git</text:a></text:p>
          </table:table-cell>
          <table:table-cell table:style-name="ce5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4-04-2019</text:p>
          </table:table-cell>
          <table:table-cell office:value-type="string" calcext:value-type="string">
            <text:p><text:a xlink:href="http://jnmaloof.github.io/BIS180L_web/2019/04/04/1-Sequence_Alignment/" xlink:type="simple">Sequence Alignment</text:a></text:p>
          </table:table-cell>
          <table:table-cell table:style-name="ce5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4-11-2019</text:p>
          </table:table-cell>
          <table:table-cell office:value-type="string" calcext:value-type="string">
            <text:p><text:a xlink:href="http://jnmaloof.github.io/BIS180L_web/2019/04/11/0-bash_for_loops/" xlink:type="simple">Fish and Bash for loops</text:a></text:p>
          </table:table-cell>
          <table:table-cell office:value-type="string" calcext:value-type="string">
            <text:p>progress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4-11-2019</text:p>
          </table:table-cell>
          <table:table-cell office:value-type="string" calcext:value-type="string">
            <text:p><text:a xlink:href="http://jnmaloof.github.io/BIS180L_web/2019/04/11/BLAST/" xlink:type="simple">BLAST for paralogs and orthologs</text:a></text:p>
          </table:table-cell>
          <table:table-cell table:style-name="ce6"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4-18-2019</text:p>
          </table:table-cell>
          <table:table-cell office:value-type="string" calcext:value-type="string">
            <text:p><text:a xlink:href="http://jnmaloof.github.io/BIS180L_web/2019/04/18/0-R-intro/" xlink:type="simple">Introduction to R</text:a></text:p>
          </table:table-cell>
          <table:table-cell office:value-type="string" calcext:value-type="string">
            <text:p>progress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4-18-2019</text:p>
          </table:table-cell>
          <table:table-cell office:value-type="string" calcext:value-type="string">
            <text:p><text:a xlink:href="http://jnmaloof.github.io/BIS180L_web/2019/04/18/1-public-key-private-key/" xlink:type="simple">ssh keys for git</text:a></text:p>
          </table:table-cell>
          <table:table-cell table:style-name="ce6"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4-18-2019</text:p>
          </table:table-cell>
          <table:table-cell office:value-type="string" calcext:value-type="string">
            <text:p><text:a xlink:href="http://jnmaloof.github.io/BIS180L_web/2019/04/18/2-Git-in-R/" xlink:type="simple">Git in RStudio</text:a></text:p>
          </table:table-cell>
          <table:table-cell table:style-name="ce6"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4-18-2019</text:p>
          </table:table-cell>
          <table:table-cell office:value-type="string" calcext:value-type="string">
            <text:p><text:a xlink:href="http://jnmaloof.github.io/BIS180L_web/2019/04/18/3-R-Practice/" xlink:type="simple">R Practice</text:a></text:p>
          </table:table-cell>
          <table:table-cell table:style-name="ce6"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4-23-2019</text:p>
          </table:table-cell>
          <table:table-cell office:value-type="string" calcext:value-type="string">
            <text:p><text:a xlink:href="http://jnmaloof.github.io/BIS180L_web/2019/04/23/R-Practice-Blast/" xlink:type="simple">BLAST part 2</text:a></text:p>
          </table:table-cell>
          <table:table-cell table:style-name="ce6"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4-30-2019</text:p>
          </table:table-cell>
          <table:table-cell office:value-type="string" calcext:value-type="string">
            <text:p><text:a xlink:href="http://jnmaloof.github.io/BIS180L_web/2019/04/30/0-Rice-SNPs/" xlink:type="simple">Rice SNPs</text:a></text:p>
          </table:table-cell>
          <table:table-cell table:style-name="ce6"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5-02-2019</text:p>
          </table:table-cell>
          <table:table-cell office:value-type="string" calcext:value-type="string">
            <text:p><text:a xlink:href="http://jnmaloof.github.io/BIS180L_web/2019/05/02/Rice-GWAS/" xlink:type="simple">Rice GWAS</text:a></text:p>
          </table:table-cell>
          <table:table-cell table:style-name="ce6"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5-09-2019</text:p>
          </table:table-cell>
          <table:table-cell office:value-type="string" calcext:value-type="string">
            <text:p><text:a xlink:href="http://jnmaloof.github.io/BIS180L_web/2019/05/09/Shiny/" xlink:type="simple">Make a web app with Shiny</text:a></text:p>
          </table:table-cell>
          <table:table-cell table:style-name="ce6" office:value-type="string" calcext:value-type="string">
            <text:p>review</text:p>
          </table:table-cell>
          <table:table-cell table:number-columns-repeated="3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05-14-2019</text:p>
          </table:table-cell>
          <table:table-cell office:value-type="string" calcext:value-type="string">
            <text:p><text:a xlink:href="http://jnmaloof.github.io/BIS180L_web/2019/05/14/Illumina/" xlink:type="simple">Working with Illumina Sequence data</text:a></text:p>
          </table:table-cell>
          <table:table-cell table:number-columns-repeated="4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string" calcext:value-type="string">
            <text:p>05-16-2019</text:p>
          </table:table-cell>
          <table:table-cell office:value-type="string" calcext:value-type="string">
            <text:p><text:a xlink:href="http://jnmaloof.github.io/BIS180L_web/2019/05/16/Illumina-Day-2/" xlink:type="simple">Viewing Illumina reads in IGV; finding SNPs</text:a></text:p>
          </table:table-cell>
          <table:table-cell table:number-columns-repeated="4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string" calcext:value-type="string">
            <text:p>05-16-2019</text:p>
          </table:table-cell>
          <table:table-cell office:value-type="string" calcext:value-type="string">
            <text:p><text:a xlink:href="http://jnmaloof.github.io/BIS180L_web/2019/05/16/R-SNPs/" xlink:type="simple">Illumina continued: analyze VCF file in R</text:a></text:p>
          </table:table-cell>
          <table:table-cell table:number-columns-repeated="4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string" calcext:value-type="string">
            <text:p>05-21-2019</text:p>
          </table:table-cell>
          <table:table-cell office:value-type="string" calcext:value-type="string">
            <text:p><text:a xlink:href="http://jnmaloof.github.io/BIS180L_web/2019/05/21/RNAseq-edgeR/" xlink:type="simple">Differential Gene Expression from Illumina RNAseq</text:a></text:p>
          </table:table-cell>
          <table:table-cell table:number-columns-repeated="4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05-23-2019</text:p>
          </table:table-cell>
          <table:table-cell office:value-type="string" calcext:value-type="string">
            <text:p><text:a xlink:href="http://jnmaloof.github.io/BIS180L_web/2019/05/23/RNAseq-Annotation/" xlink:type="simple">Differential Gene Expression: Now What?</text:a></text:p>
          </table:table-cell>
          <table:table-cell table:number-columns-repeated="4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05-28-2019</text:p>
          </table:table-cell>
          <table:table-cell office:value-type="string" calcext:value-type="string">
            <text:p><text:a xlink:href="http://jnmaloof.github.io/BIS180L_web/2019/05/28/genetic-networks-1/" xlink:type="simple">Genetic Networks 1 - Clustering</text:a></text:p>
          </table:table-cell>
          <table:table-cell table:number-columns-repeated="4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office:value-type="string" calcext:value-type="string">
            <text:p>05-30-2019</text:p>
          </table:table-cell>
          <table:table-cell office:value-type="string" calcext:value-type="string">
            <text:p><text:a xlink:href="http://jnmaloof.github.io/BIS180L_web/2019/05/30/genetic-networks-2/" xlink:type="simple">Genetic Networks 2 - Co-Expression</text:a></text:p>
          </table:table-cell>
          <table:table-cell table:number-columns-repeated="4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06-04-2019</text:p>
          </table:table-cell>
          <table:table-cell office:value-type="string" calcext:value-type="string">
            <text:p><text:a xlink:href="http://jnmaloof.github.io/BIS180L_web/2019/06/04/Metagenomics/" xlink:type="simple">Metagenomics</text:a></text:p>
          </table:table-cell>
          <table:table-cell table:number-columns-repeated="4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string" calcext:value-type="string">
            <text:p>06-04-2019</text:p>
          </table:table-cell>
          <table:table-cell office:value-type="string" calcext:value-type="string">
            <text:p><text:a xlink:href="http://jnmaloof.github.io/BIS180L_web/2019/06/04/R-automation/" xlink:type="simple">R automation</text:a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 style:data-style-name="N2" text:time-value="06:25:00.904755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21:31:02.507077399</meta:creation-date>
    <dc:date>2019-05-06T06:38:40.782493781</dc:date>
    <meta:editing-duration>PT11M37S</meta:editing-duration>
    <meta:editing-cycles>5</meta:editing-cycles>
    <meta:generator>LibreOffice/6.0.7.3$Linux_X86_64 LibreOffice_project/00m0$Build-3</meta:generator>
    <meta:document-statistic meta:table-count="1" meta:cell-count="93" meta:object-count="0"/>
  </office:meta>
</office:document-meta>
</file>